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serif"/>
    <style:font-face style:name="Helvetica" svg:font-family="Helvetica, Arial, 'lucida grande', tahoma, verdana, arial, sans-serif"/>
    <style:font-face style:name="Lucida Sans Unicode" svg:font-family="'Lucida Sans Unicode', 'Lucida Sans', 'Lucida Grande', Malayalam, Verdana, sans-serif"/>
    <style:font-face style:name="Tahoma1" svg:font-family="Tahoma"/>
    <style:font-face style:name="Verdana" svg:font-family="Verdana, Arial, sans-serif"/>
    <style:font-face style:name="arial" svg:font-family="arial"/>
    <style:font-face style:name="monospace" svg:font-family="monospace, Courier"/>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mbria" fo:font-size="26pt" fo:font-weight="normal" style:font-size-asian="26pt" style:font-weight-asian="normal" style:font-size-complex="26pt" style:font-weight-complex="normal"/>
    </style:style>
    <style:style style:name="P2" style:family="paragraph" style:parent-style-name="Standard">
      <style:text-properties style:font-name="Cambria" fo:font-size="26pt" fo:font-weight="normal" style:font-name-asian="Times New Roman1" style:font-size-asian="26pt" style:font-weight-asian="normal" style:font-name-complex="Times New Roman1" style:font-size-complex="26pt" style:font-weight-complex="normal"/>
    </style:style>
    <style:style style:name="P3" style:family="paragraph" style:parent-style-name="Standard">
      <style:paragraph-properties fo:margin-left="0in" fo:margin-right="0in" style:line-height-at-least="0.1563in" fo:text-align="start" style:justify-single-word="false" fo:text-indent="0in" style:auto-text-indent="false"/>
    </style:style>
    <style:style style:name="P4" style:family="paragraph" style:parent-style-name="Standard">
      <style:paragraph-properties fo:margin-left="0in" fo:margin-right="0in" style:line-height-at-least="0.1563in" fo:text-align="justify" style:justify-single-word="false" fo:text-indent="0in" style:auto-text-indent="false"/>
    </style:style>
    <style:style style:name="P5" style:family="paragraph" style:parent-style-name="Standard">
      <style:paragraph-properties fo:margin-left="0in" fo:margin-right="0in" style:line-height-at-least="0.1563in" fo:text-align="justify" style:justify-single-word="false" fo:text-indent="0in"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style:line-height-at-least="0.1563in" fo:text-align="justify" style:justify-single-word="false" fo:text-indent="0in" style:auto-text-indent="false"/>
      <style:text-properties fo:color="#000000" style:font-name="Calibri" fo:font-size="15pt" fo:font-style="normal" style:text-underline-style="none" fo:font-weight="bold" style:font-size-asian="15pt" style:font-style-asian="normal" style:font-weight-asian="bold" style:font-size-complex="15pt" style:font-style-complex="normal" style:font-weight-complex="bold"/>
    </style:style>
    <style:style style:name="P7" style:family="paragraph" style:parent-style-name="Standard">
      <style:paragraph-properties fo:margin-left="0in" fo:margin-right="0in" style:line-height-at-least="0.1563in" fo:text-align="start" style:justify-single-word="false" fo:text-indent="0in" style:auto-text-indent="false"/>
      <style:text-properties fo:color="#000000" style:font-name="Calibri" fo:font-size="15pt" style:text-underline-style="none" fo:font-weight="bold" style:font-size-asian="15pt" style:font-weight-asian="bold" style:font-size-complex="15pt" style:font-weight-complex="bold"/>
    </style:style>
    <style:style style:name="P8" style:family="paragraph" style:parent-style-name="Standard">
      <style:paragraph-properties fo:margin-left="0in" fo:margin-right="0in" style:line-height-at-least="0.1563in" fo:text-align="start" style:justify-single-word="false" fo:text-indent="0in" style:auto-text-indent="false"/>
      <style:text-properties fo:color="#000000" style:font-name="Cambria" fo:font-size="28pt" style:text-underline-style="none" fo:font-weight="bold" style:font-size-asian="28pt" style:font-weight-asian="bold" style:font-size-complex="28pt" style:font-weight-complex="bold"/>
    </style:style>
    <style:style style:name="P9"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ambria" fo:font-size="26pt" style:text-underline-style="none" fo:font-weight="bold" style:font-name-asian="Times New Roman1" style:font-size-asian="26pt" style:font-weight-asian="bold" style:font-name-complex="Times New Roman1" style:font-size-complex="26pt" style:font-weight-complex="bold"/>
    </style:style>
    <style:style style:name="P10" style:family="paragraph" style:parent-style-name="Text_20_body">
      <style:paragraph-properties fo:margin-left="0in" fo:margin-right="0in" style:line-height-at-least="0.2083in" fo:text-align="justify" style:justify-single-word="false" fo:text-indent="0in" style:auto-text-indent="false"/>
    </style:style>
    <style:style style:name="P11" style:family="paragraph" style:parent-style-name="Text_20_body">
      <style:paragraph-properties fo:margin-left="0in" fo:margin-right="0in" style:line-height-at-least="0.1563in" fo:text-align="justify" style:justify-single-word="false" fo:text-indent="0in" style:auto-text-indent="false"/>
    </style:style>
    <style:style style:name="P12" style:family="paragraph" style:parent-style-name="Text_20_body">
      <style:paragraph-properties fo:margin-left="0in" fo:margin-right="0in" style:line-height-at-least="0.1563in" fo:text-align="justify" style:justify-single-word="false" fo:text-indent="0in" style:auto-text-indent="false"/>
      <style:text-properties fo:font-variant="normal" fo:text-transform="none" fo:color="#0000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left="0in" fo:margin-right="0in" style:line-height-at-least="0.2083in" fo:text-align="justify" style:justify-single-word="false" fo:text-indent="0in" style:auto-text-indent="false"/>
      <style:text-properties fo:font-variant="normal" fo:text-transform="none" fo:color="#0000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fo:color="#3e454c" style:font-name="Helvetica" fo:font-size="9pt" fo:letter-spacing="normal" fo:font-style="normal" fo:font-weight="normal"/>
    </style:style>
    <style:style style:name="T2" style:family="text">
      <style:text-properties fo:font-variant="normal" fo:text-transform="none" fo:color="#0000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Calibri"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font-name="Calibri"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style:style>
    <style:style style:name="T7" style:family="text">
      <style:text-properties fo:font-variant="normal" fo:text-transform="none" fo:font-size="15pt" fo:letter-spacing="normal" fo:font-weight="bold" style:font-size-asian="15pt" style:font-weight-asian="bold" style:font-size-complex="15pt" style:font-weight-complex="bold"/>
    </style:style>
    <style:style style:name="T8" style:family="text">
      <style:text-properties fo:font-size="12pt" style:font-name-asian="Times New Roman1" style:font-size-asian="12pt" style:font-name-complex="Times New Roman1"/>
    </style:style>
    <style:style style:name="T9" style:family="text">
      <style:text-properties style:font-name="Times New Roman" fo:font-size="20pt" style:font-name-asian="Times New Roman1" style:font-size-asian="20pt" style:font-name-complex="Times New Roman1"/>
    </style:style>
    <style:style style:name="T10" style:family="text">
      <style:text-properties style:font-name="Times New Roman" fo:font-size="18pt" style:font-name-asian="Times New Roman1" style:font-size-asian="18pt" style:font-name-complex="Times New Roman1" style:font-size-complex="18pt"/>
    </style:style>
    <style:style style:name="T11" style:family="text">
      <style:text-properties style:font-name="Times New Roman" fo:font-size="12pt" style:font-name-asian="Times New Roman1" style:font-size-asian="12pt" style:font-name-complex="Times New Roman1"/>
    </style:style>
    <style:style style:name="T12" style:family="text">
      <style:text-properties fo:font-size="20pt" style:font-name-asian="Times New Roman1" style:font-size-asian="20pt" style:font-name-complex="Times New Roman1"/>
    </style:style>
    <style:style style:name="T13" style:family="text">
      <style:text-properties fo:font-size="18pt" style:font-name-asian="Times New Roman1" style:font-size-asian="18pt" style:font-name-complex="Times New Roman1" style:font-size-complex="18pt"/>
    </style:style>
    <style:style style:name="T14" style:family="text">
      <style:text-properties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text:p>
      <text:p text:style-name="P7"><text:span text:style-name="T6"/></text:p>
      <text:p text:style-name="P1"><text:span text:style-name="T14">UNIVERSIDAD TECNICA NACIONAL</text:span></text:p>
      <text:p text:style-name="P1"><text:span text:style-name="T14">Sede San Carlos</text:span></text:p>
      <text:p text:style-name="P2"/>
      <text:p text:style-name="P1"><text:span text:style-name="T14">Programacion 1</text:span></text:p>
      <text:p text:style-name="P2"/>
      <text:p text:style-name="P1"><text:span text:style-name="T14">Profesor</text:span></text:p>
      <text:p text:style-name="P1"><text:span text:style-name="T14">Efren Jimenez Delgado</text:span></text:p>
      <text:p text:style-name="P2"/>
      <text:p text:style-name="P1"><text:span text:style-name="T14">Carrera</text:span></text:p>
      <text:p text:style-name="P1"><text:span text:style-name="T14">ISW</text:span></text:p>
      <text:p text:style-name="P2"/>
      <text:p text:style-name="P1"><text:span text:style-name="T14">ESTUDIANTE</text:span></text:p>
      <text:p text:style-name="P1"><text:span text:style-name="T14">KEVIN SIBAJA</text:span></text:p>
      <text:p text:style-name="P1"><text:span text:style-name="T14"/></text:p>
      <text:p text:style-name="P1"><text:span text:style-name="T14">Codigo: ISW-211</text:span></text:p>
      <text:p text:style-name="P2"/>
      <text:p text:style-name="P1"><text:span text:style-name="T14">14-5-2014</text:span></text:p>
      <text:p text:style-name="P9"><text:span text:style-name="T6"/></text:p>
      <text:p text:style-name="P8"><text:span text:style-name="T6"/></text:p>
      <text:p text:style-name="P8"><text:span text:style-name="T6"/></text:p>
      <text:p text:style-name="P7"><text:span text:style-name="T6"/></text:p>
      <text:p text:style-name="P7"><text:span text:style-name="T6"/></text:p>
      <text:p text:style-name="P7"><text:span text:style-name="T6"/></text:p>
      <text:p text:style-name="P7"><text:span text:style-name="T6"/></text:p>
      <text:p text:style-name="P7"><text:soft-page-break/><text:span text:style-name="T6">Subversionador:</text:span></text:p>
      <text:p text:style-name="P5"><text:span text:style-name="T5">Es aquel software que nos permite versionar algun documento, software o lo que esté en él.</text:span><text:span text:style-name="T5"> </text:span></text:p>
      <text:p text:style-name="P5"><text:span text:style-name="T5"/></text:p>
      <text:p text:style-name="P6"><text:span text:style-name="T5">Control de versiones:</text:span></text:p>
      <text:p text:style-name="P6"><text:span text:style-name="T5"/></text:p>
      <text:p text:style-name="P4"><text:span text:style-name="T2">Los programas para control de versiones son un grupo de aplicaciones originalmente ideadas para gestionar ágilmente los cambios en el código fuente de los programas y poder revertirlos, cuyo ámbito ha sido ampliado pasando del concepto Control de versiones</text:span><text:span text:style-name="T3"> </text:span><text:span text:style-name="T2">al de software configuration</text:span><text:span text:style-name="T3"> management.</text:span></text:p>
      <text:p text:style-name="P5"><text:span text:style-name="T5">El control de versiones es un sistema que registra los cambios realizados sobre un archivo o conjunto de archivos a lo largo del tiempo, de modo que puedas recuperar versiones específicas más adelante. A pesar de que los ejemplos de este libro muestran código fuente como archivos bajo control de versiones, en realidad cualquier tipo de archivo que encuentres en un ordenador puede ponerse bajo control de versiones. </text:span></text:p>
      <text:p text:style-name="P5"><text:span text:style-name="T5"/></text:p>
      <text:p text:style-name="P6"><text:span text:style-name="T5">Git:</text:span></text:p>
      <text:p text:style-name="P5"><text:span text:style-name="T5">Git es un gratuito y de código abierto distribuido sistema de control de versiones diseñado para manejar todo, desde pequeños a los grandes proyectos de una forma rápida y eficaz. Git es fácil de aprender y tiene un espacio reducido con gran rendimiento. Que supera a SCM herramientas como Subversion, CVS, ClearCase y Perforce, con características como las bifurcaciones, local barato conveniente las áreas de ensayo, y múltiples flujos de trabajo.</text:span><text:span text:style-name="T5"> </text:span></text:p>
      <text:p text:style-name="P5"><text:span text:style-name="T5"/></text:p>
      <text:p text:style-name="P6"><text:span text:style-name="T5">Mercurial:</text:span></text:p>
      <text:p text:style-name="P6"><text:span text:style-name="T5"/></text:p>
      <text:p text:style-name="P11"><text:span text:style-name="T2">Mercurial es un sistema de control de versiones multiplataforma, para </text:span><text:a xlink:type="simple" xlink:href="http://es.wikipedia.org/wiki/Desarrollador_de_software"><text:span text:style-name="T4">desarrolladores de software</text:span></text:a><text:span text:style-name="T2">. Está implementado principalmente haciendo uso del </text:span><text:span text:style-name="T4">lenguaje de programacion Python</text:span><text:span text:style-name="T2">, pero incluye una implementación binaria de diff</text:span><text:span text:style-name="T4"> </text:span><text:span text:style-name="T2">escrita en </text:span><text:a xlink:type="simple" xlink:href="http://es.wikipedia.org/wiki/Lenguaje_de_programación_C"><text:span text:style-name="T4">C</text:span></text:a><text:span text:style-name="T2">. Mercurial fue escrito originalmente para funcionar sobre Linux. Ha sido adaptado para</text:span><text:a xlink:type="simple" xlink:href="http://es.wikipedia.org/wiki/Microsoft_Windows"><text:span text:style-name="T4">Windows</text:span></text:a><text:span text:style-name="T2">, Mac OS X</text:span><text:span text:style-name="T4"> </text:span><text:span text:style-name="T2">y la mayoría de otros sistemas </text:span><text:a xlink:type="simple" xlink:href="http://es.wikipedia.org/wiki/Unix"><text:span text:style-name="T4">tipo Unix</text:span></text:a><text:span text:style-name="T2">. Mercurial es, sobre todo, un programa para la </text:span><text:a xlink:type="simple" xlink:href="http://es.wikipedia.org/wiki/Línea_de_comandos"><text:span text:style-name="T4">línea de comandos</text:span></text:a><text:span text:style-name="T2">. </text:span></text:p>
      <text:p text:style-name="P10"><text:span text:style-name="T2">Las principales metas de desarrollo de Mercurial incluyen un gran rendimiento y escalabilidad; desarrollo completamente distribuido, sin necesidad de un servidor; gestión robusta de archivos tanto de texto</text:span><text:span text:style-name="T4"> </text:span><text:span text:style-name="T2">como </text:span><text:a xlink:type="simple" xlink:href="http://es.wikipedia.org/wiki/Archivo_binario"><text:span text:style-name="T4">binarios</text:span></text:a><text:span text:style-name="T2">; y capacidades avanzadas de ramificación e integración, todo ello manteniendo sencillez conceptual.</text:span><text:span text:style-name="T4"> </text:span><text:span text:style-name="T2">Incluye una interfaz web integrada.</text:span></text:p>
      <text:p text:style-name="P10"><text:span text:style-name="T2"/></text:p>
      <text:p text:style-name="P6">Subversion:</text:p>
      <text:p text:style-name="P5"/>
      <text:p text:style-name="P12">Subversion (SVN) es una herramienta de control de versiones open source basada en un repositorio cuyo funcionamiento se asemeja enormemente al de un sistema de ficheros. Es software libre bajo una licencia de tipo Apache/BSD.</text:p>
      <text:p text:style-name="P13">Utiliza el concepto de revisión para guardar los cambios producidos en el repositorio. Entre dos revisiones sólo guarda el conjunto de modificaciones (delta), optimizando así al máximo el uso de espacio en disco. SVN permite al usuario crear, copiar y borrar carpetas con la misma flexibilidad con la que lo haría si estuviese en su disco duro local. Dada su flexibilidad, es necesaria la aplicación de buenas prácticas para llevar a cabo una correcta gestión de las versiones del software generado.</text:p>
      <text:p text:style-name="P5"><text:soft-page-break/><text:span text:style-name="T5">Subversion es un controlador de versiones empleado en la administración de archivos utilizados en el desarrollo de software o contenido.</text:span><text:span text:style-name="T5"> </text:span></text:p>
      <text:p text:style-name="P5"><text:span text:style-name="T5"/></text:p>
      <text:p text:style-name="P6"><text:span text:style-name="T5">GitHub:</text:span></text:p>
      <text:p text:style-name="P6"><text:span text:style-name="T5"/></text:p>
      <text:p text:style-name="P4"><text:span text:style-name="T2">GitHub es una forja</text:span><text:span text:style-name="T3"> </text:span><text:span text:style-name="T2">para alojar proyectos utilizando el sistema de control de versiones Git</text:span><text:span text:style-name="T3">.</text:span><text:span text:style-name="T2"> Utiliza el framework Ruby on Rails por GitHub. </text:span></text:p>
      <text:p text:style-name="P5"><text:span text:style-name="T5"/></text:p>
      <text:p text:style-name="P5"><text:span text:style-name="T7">Bitbucket:</text:span><text:span text:style-name="T5"> </text:span></text:p>
      <text:p text:style-name="P5"><text:span text:style-name="T5"/></text:p>
      <text:p text:style-name="P4"><text:span text:style-name="T2">Bitbucket es un servicio de alojamiento basado en web, para los proyectos que utilizan el sistema de control de revisiones Mercurial</text:span><text:span text:style-name="T3"> </text:span><text:span text:style-name="T2">y </text:span><text:a xlink:type="simple" xlink:href="http://es.wikipedia.org/wiki/Git"><text:span text:style-name="T3">Git</text:span></text:a><text:span text:style-name="T2">. Bitbucket ofrece planes comerciales y gratuitos. </text:span></text:p>
      <text:p text:style-name="P5"><text:span text:style-name="T5"/></text:p>
      <text:p text:style-name="P3"><text:span text:style-name="T1"/></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serif"/>
    <style:font-face style:name="Helvetica" svg:font-family="Helvetica, Arial, 'lucida grande', tahoma, verdana, arial, sans-serif"/>
    <style:font-face style:name="Lucida Sans Unicode" svg:font-family="'Lucida Sans Unicode', 'Lucida Sans', 'Lucida Grande', Malayalam, Verdana, sans-serif"/>
    <style:font-face style:name="Tahoma1" svg:font-family="Tahoma"/>
    <style:font-face style:name="Verdana" svg:font-family="Verdana, Arial, sans-serif"/>
    <style:font-face style:name="arial" svg:font-family="arial"/>
    <style:font-face style:name="monospace" svg:font-family="monospace, Courier"/>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6M7S</meta:editing-duration>
    <meta:editing-cycles>9</meta:editing-cycles>
    <meta:generator>OpenOffice/4.0.1$Win32 OpenOffice.org_project/401m5$Build-9714</meta:generator>
    <dc:date>2014-05-12T09:54:15.06</dc:date>
    <dc:creator>Byron Sibaja</dc:creator>
    <meta:document-statistic meta:table-count="0" meta:image-count="0" meta:object-count="0" meta:page-count="3" meta:paragraph-count="29" meta:word-count="530" meta:character-count="3476"/>
    <meta:user-defined meta:name="Info 1"/>
    <meta:user-defined meta:name="Info 2"/>
    <meta:user-defined meta:name="Info 3"/>
    <meta:user-defined meta:name="Info 4"/>
  </office:meta>
</office:document-meta>
</file>